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2845ea" officeooo:paragraph-rsid="002845e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29c81a" officeooo:paragraph-rsid="0029c81a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9c81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bf66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ed50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ef2d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ef2d8" officeooo:paragraph-rsid="002ef2d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31377b" officeooo:paragraph-rsid="0031377b" style:font-size-asian="20pt" style:font-weight-asian="bold" style:font-size-complex="20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b9241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bf66e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d26e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dc4d3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31377b" style:font-size-asian="10.5pt" style:font-weight-asian="normal" style:font-size-complex="12pt" style:font-weight-complex="normal"/>
    </style:style>
    <style:style style:name="T7" style:family="text">
      <style:text-properties officeooo:rsid="002bf66e"/>
    </style:style>
    <style:style style:name="T8" style:family="text">
      <style:text-properties officeooo:rsid="002dc4d3"/>
    </style:style>
    <style:style style:name="T9" style:family="text">
      <style:text-properties officeooo:rsid="002ef2d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045f1"/>
    </style:style>
    <style:style style:name="T12" style:family="text">
      <style:text-properties officeooo:rsid="003259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12">arnet de bord</text:span></text:p>
      <text:p text:style-name="P8">Raphaël Tep</text:p>
      <text:p text:style-name="P8"/>
      <text:p text:style-name="P3">20/01/2025 :</text:p>
      <text:p text:style-name="P2"><text:tab/><text:span text:style-name="T1">Première lecture du pdf et analyse, réalisation du diagramme de déploiement et début de reformulation du cahier des charges.</text:span></text:p>
      <text:p text:style-name="P3">21/01/2025 :</text:p>
      <text:p text:style-name="P4"><text:tab/><text:span text:style-name="T2">Fin de la reformulation du cahier des charges, début du diagramme de séquence </text:span><text:span text:style-name="T3">et mise en page d’une partie de la présentation de projet (présentation du cahier des charges et quelques diagrammes)</text:span></text:p>
      <text:p text:style-name="P4">2<text:span text:style-name="T7">2</text:span>/01/2025 :</text:p>
      <text:p text:style-name="P4"><text:tab/><text:span text:style-name="T3">Découverte de la </text:span><text:span text:style-name="T4">serre, début de rédaction du cahier de recettes, </text:span><text:span text:style-name="T5">rédaction d’une petite partie des tests unitaires.</text:span></text:p>
      <text:p text:style-name="P5">2<text:span text:style-name="T11">7</text:span>/01/2025 :</text:p>
      <text:p text:style-name="P6"><text:tab/><text:span text:style-name="T6">Fin du diagramme de séquence, début de la familiarisation avec l’ESP32 et préparation de son utilisation en tant que point d’acc_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40:18.780316828</meta:creation-date>
    <dc:date>2025-01-27T10:40:17.462386254</dc:date>
    <meta:editing-duration>PT38M10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1" meta:paragraph-count="10" meta:word-count="103" meta:character-count="642" meta:non-whitespace-character-count="545"/>
  </office:meta>
</office:document-meta>
</file>